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p>
        <mi mathvariant="normal">ω</mi>
        <mn>2</mn>
      </msup>
      <mrow>
        <mspace width="2em"/>
        <mo stretchy="false">=</mo>
        <mspace width="2em"/>
      </mrow>
      <msubsup>
        <mi mathvariant="normal">ω</mi>
        <mn>0</mn>
        <mn>2</mn>
      </msubsup>
      <mrow>
        <mspace width="2em"/>
        <mo stretchy="false">+</mo>
        <mspace width="2em"/>
      </mrow>
      <mn>2</mn>
      <mspace width="0.5em"/>
      <mi mathvariant="normal">α</mi>
      <mspace width="0.5em"/>
      <mrow>
        <mo fence="true" stretchy="false">(</mo>
        <mrow>
          <mrow>
            <mi mathvariant="normal">ϑ</mi>
            <mrow>
              <mspace width="2em"/>
              <mo stretchy="false">+</mo>
              <mspace width="2em"/>
            </mrow>
            <msub>
              <mi mathvariant="normal">ϑ</mi>
              <mn>0</mn>
            </msub>
          </mrow>
        </mrow>
        <mo fence="true" stretchy="false">)</mo>
      </mrow>
      <mspace width="6em"/>
      <mo stretchy="false">⇒</mo>
      <mspace width="6em"/>
      <mstyle color="green">
        <mrow>
          <mi mathvariant="normal">α</mi>
          <mspace width="0.5em"/>
          <mrow>
            <mo fence="true" stretchy="false">(</mo>
            <mrow>
              <mrow>
                <mi mathvariant="normal">ϑ</mi>
                <mrow>
                  <mspace width="2em"/>
                  <mo stretchy="false">+</mo>
                  <mspace width="2em"/>
                </mrow>
                <msub>
                  <mi mathvariant="normal">ϑ</mi>
                  <mn>0</mn>
                </msub>
              </mrow>
            </mrow>
            <mo fence="true" stretchy="false">)</mo>
          </mrow>
        </mrow>
      </mstyle>
      <mrow>
        <mspace width="2em"/>
        <mo stretchy="false">=</mo>
        <mspace width="2em"/>
      </mrow>
      <mstyle color="red">
        <mfrac>
          <mrow>
            <msup>
              <mi mathvariant="normal">ω</mi>
              <mn>2</mn>
            </msup>
            <mrow>
              <mspace width="2em"/>
              <mo stretchy="false">−</mo>
              <mspace width="2em"/>
            </mrow>
            <msubsup>
              <mi mathvariant="normal">ω</mi>
              <mn>0</mn>
              <mn>2</mn>
            </msubsup>
          </mrow>
          <mn>2</mn>
        </mfrac>
      </mstyle>
    </mrow>
    <annotation encoding="StarMath 5.0">%iomega ^2 ~=~ %iomega _0 ^2 ~+~ 2 ` %ialpha ` ( %ivartheta ~+~ %ivartheta _0 ) 
~~~drarrow~~~ color green { %ialpha ` ( %ivartheta ~+~ %ivartheta _0 ) } 
~=~ color red { { %iomega ^2 ~-~ %iomega _0 ^2 } over 2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31:47.696000000</meta:creation-date>
    <dc:date>2015-03-10T20:31:15.127000000</dc:date>
    <meta:editing-duration>PT4M9S</meta:editing-duration>
    <meta:editing-cycles>2</meta:editing-cycles>
    <meta:generator>LibreOffice/4.3.4.1$Windows_x86 LibreOffice_project/bc356b2f991740509f321d70e4512a6a54c5f243</meta:generator>
  </office:meta>
</office:document-meta>
</file>